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77da1" officeooo:paragraph-rsid="00077da1"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077da1" officeooo:paragraph-rsid="00077da1"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ca56c" officeooo:paragraph-rsid="000ca56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25d54" officeooo:paragraph-rsid="00125d54"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officeooo:paragraph-rsid="00139ba6"/>
    </style:style>
    <style:style style:name="P6" style:family="paragraph" style:parent-style-name="Standard">
      <style:paragraph-properties fo:text-align="start" style:justify-single-word="false"/>
      <style:text-properties officeooo:rsid="00150e70" officeooo:paragraph-rsid="00150e70"/>
    </style:style>
    <style:style style:name="P7" style:family="paragraph" style:parent-style-name="Standard">
      <style:paragraph-properties fo:text-align="start" style:justify-single-word="false"/>
      <style:text-properties officeooo:rsid="00175e9e" officeooo:paragraph-rsid="00175e9e"/>
    </style:style>
    <style:style style:name="P8" style:family="paragraph" style:parent-style-name="Standard">
      <style:paragraph-properties fo:text-align="start" style:justify-single-word="false"/>
      <style:text-properties officeooo:rsid="0018c782" officeooo:paragraph-rsid="0018c782"/>
    </style:style>
    <style:style style:name="T1" style:family="text">
      <style:text-properties officeooo:rsid="0008e46d"/>
    </style:style>
    <style:style style:name="T2" style:family="text">
      <style:text-properties officeooo:rsid="000f73b6"/>
    </style:style>
    <style:style style:name="T3" style:family="text">
      <style:text-properties officeooo:rsid="0012f0b3"/>
    </style:style>
    <style:style style:name="T4" style:family="text">
      <style:text-properties fo:font-size="12pt" fo:font-weight="normal" officeooo:rsid="00139ba6" style:font-size-asian="10.5pt" style:font-weight-asian="normal" style:font-size-complex="12pt" style:font-weight-complex="normal"/>
    </style:style>
    <style:style style:name="T5" style:family="text">
      <style:text-properties style:font-name="Liberation Serif"/>
    </style:style>
    <style:style style:name="T6" style:family="text">
      <style:text-properties style:font-name="Liberation Serif" fo:font-size="12pt" fo:font-weight="normal" officeooo:rsid="00139ba6" style:font-size-asian="10.5pt" style:font-weight-asian="normal" style:font-size-complex="12pt" style:font-weight-complex="normal"/>
    </style:style>
    <style:style style:name="T7" style:family="text">
      <style:text-properties fo:color="#000000" style:font-name="Liberation Serif" fo:font-size="12pt" style:font-size-asian="12pt" style:font-size-complex="12pt"/>
    </style:style>
    <style:style style:name="T8" style:family="text">
      <style:text-properties fo:color="#000000" style:font-name="Liberation Serif" fo:font-size="12pt" officeooo:rsid="00139ba6" style:font-size-asian="12pt" style:font-size-complex="12pt"/>
    </style:style>
    <style:style style:name="T9" style:family="text">
      <style:text-properties fo:color="#000000" style:font-name="Liberation Serif" fo:font-size="12pt" style:font-size-asian="12pt" style:font-size-complex="12pt"/>
    </style:style>
    <style:style style:name="T10" style:family="text">
      <style:text-properties fo:color="#000000" style:font-name="Liberation Serif" fo:font-size="12pt" officeooo:rsid="0015e4b6" style:font-size-asian="12pt" style:font-size-complex="12pt"/>
    </style:style>
    <style:style style:name="T11" style:family="text">
      <style:text-properties fo:color="#000000" style:font-name="Liberation Serif" fo:font-size="12pt" officeooo:rsid="0019fad9"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java</text:p>
      <text:p text:style-name="P1"/>
      <text:p text:style-name="P2">1.1 <text:span text:style-name="T1">@Override signifie que l’on réécris une méthode déjà existante. Pour la méthode toString elle est obligatoire car cette méthode existe dans la classe Objet. La classe Configuration hérite implicitement de la classe Objet.</text:span></text:p>
      <text:p text:style-name="P2"/>
      <text:p text:style-name="P3">1.2 Les attributs ne doivent pas être publics si on ne souhaite pas que l’utilisateur puisse modifier les valeurs de l’objet sans passer par les méthodes de l’objet. <text:span text:style-name="T2">Il faudrait les déclarés en « private » pour pas qu’on puisse venir les modifier.</text:span></text:p>
      <text:p text:style-name="P3"/>
      <text:p text:style-name="P4">1.3 La méthode equals n’as pas été réécrite, elle va <text:span text:style-name="T3">donc</text:span> comparer si l’objet c1 et égal à l’objet c2. Le résultat sera faux, même si les attributs sont égaux. Pour que le résultat attendu soit le bon, il faudrait redéfinir la méthode équals dans la classe Configuration avec un @Override qui compare tous les attributs des deux objet et retourne une valeur booléenne.</text:p>
      <text:p text:style-name="P4"/>
      <text:p text:style-name="P5"><text:span text:style-name="T4">2.2 L</text:span><text:span text:style-name="T6">e résultat de </text:span><text:span text:style-name="T5">« java PageR</text:span><text:span text:style-name="T7">ankClassique -C -K 21 -E .001 -K 100 » </text:span><text:span text:style-name="T8">devrait être : «  </text:span><text:span text:style-name="T7">alpha=0.85, epsilon=0.001, indice=100, mode=CREUSE »</text:span></text:p>
      <text:p text:style-name="P5"><text:span text:style-name="T7"/></text:p>
      <text:p text:style-name="P6"><text:span text:style-name="T7">2.3 La commande est exécuter avec un argument de type float « 15,5 » mais le code utilise la fonction parsInt qui convertit seulement un String en Integer. Le programme ne gère donc pas les arguments de type </text:span><text:span text:style-name="T10">float</text:span><text:span text:style-name="T7">.</text:span></text:p>
      <text:p text:style-name="P6"><text:span text:style-name="T7"/></text:p>
      <text:p text:style-name="P7"><text:span text:style-name="T7">2.4</text:span></text:p>
      <text:p text:style-name="P7"><text:span text:style-name="T7"/></text:p>
      <text:p text:style-name="P8"><text:span text:style-name="T7">2.</text:span><text:span text:style-name="T1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01T13:47:05.603000000</meta:creation-date>
    <dc:title>Default</dc:title>
    <meta:editing-cycles>20</meta:editing-cycles>
    <meta:generator>LibreOffice/6.1.5.2$Windows_X86_64 LibreOffice_project/90f8dcf33c87b3705e78202e3df5142b201bd805</meta:generator>
    <meta:editing-duration>PT1H12M25S</meta:editing-duration>
    <dc:date>2022-04-01T14:59:37.072000000</dc:date>
    <meta:document-statistic meta:table-count="0" meta:image-count="0" meta:object-count="0" meta:page-count="1" meta:paragraph-count="8" meta:word-count="208" meta:character-count="1211" meta:non-whitespace-character-count="1010"/>
  </office:meta>
</office:document-meta>
</file>